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, times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C" style:family="table-column">
      <style:table-column-properties style:column-width="3.4625in" style:rel-column-width="32766*"/>
    </style:style>
    <style:style style:name="Table1.A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0.5pt solid #000000" fo:border-top="none" fo:border-bottom="0.5pt solid #000000"/>
    </style:style>
    <style:style style:name="Table1.A3" style:family="table-cell">
      <style:table-cell-properties fo:padding="0.0382in" fo:border-left="0.5pt solid #000000" fo:border-right="none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59b7e" officeooo:paragraph-rsid="00159b7e"/>
    </style:style>
    <style:style style:name="P2" style:family="paragraph" style:parent-style-name="Preformatted_20_Text">
      <style:text-properties officeooo:rsid="00159b7e" officeooo:paragraph-rsid="00159b7e"/>
    </style:style>
    <style:style style:name="P3" style:family="paragraph" style:parent-style-name="Table_20_Contents">
      <style:text-properties officeooo:rsid="00159b7e" officeooo:paragraph-rsid="00159b7e"/>
    </style:style>
    <style:style style:name="P4" style:family="paragraph" style:parent-style-name="Preformatted_20_Text">
      <style:paragraph-properties fo:margin-left="0in" fo:margin-right="0in" fo:orphans="0" fo:widows="0" fo:text-indent="0in" style:auto-text-indent="false"/>
      <style:text-properties style:font-name="times new roman" fo:font-size="14pt"/>
    </style:style>
    <style:style style:name="P5" style:family="paragraph" style:parent-style-name="Preformatted_20_Text">
      <style:paragraph-properties fo:orphans="0" fo:widows="0"/>
      <style:text-properties style:font-name="times new roman" fo:font-size="14pt"/>
    </style:style>
    <style:style style:name="P6" style:family="paragraph" style:parent-style-name="Preformatted_20_Text">
      <style:paragraph-properties fo:orphans="0" fo:widows="0"/>
    </style:style>
    <style:style style:name="P7" style:family="paragraph" style:parent-style-name="Preformatted_20_Text">
      <style:paragraph-properties fo:margin-top="0in" fo:margin-bottom="0.1965in" style:contextual-spacing="false" fo:orphans="0" fo:widows="0"/>
      <style:text-properties style:font-name="times new roman" fo:font-size="14pt"/>
    </style:style>
    <style:style style:name="P8" style:family="paragraph" style:parent-style-name="Table_20_Contents">
      <style:paragraph-properties fo:text-align="center" style:justify-single-word="false"/>
      <style:text-properties officeooo:rsid="00166e07" officeooo:paragraph-rsid="00166e07"/>
    </style:style>
    <style:style style:name="P9" style:family="paragraph" style:parent-style-name="Horizontal_20_Line">
      <style:paragraph-properties fo:orphans="0" fo:widows="0"/>
    </style:style>
    <style:style style:name="T1" style:family="text">
      <style:text-properties style:font-name="times new roman" fo:font-size="14pt"/>
    </style:style>
    <style:style style:name="T2" style:family="text">
      <style:text-properties style:text-position="super 58%" style:font-name="times new roman" fo:font-size="14pt"/>
    </style:style>
    <style:style style:name="T3" style:family="text">
      <style:text-properties style:text-position="super 58%"/>
    </style:style>
    <style:style style:name="T4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table:number-columns-spanned="3" office:value-type="string">
            <text:p text:style-name="P1">Chapter 4: Exercises 4.1-4.5</text:p>
          </table:table-cell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P2"><text:span text:style-name="T1">Approximate the runtime of the following code fragment, in terms of </text:span><text:span text:style-name="Emphasis"><text:span text:style-name="T1">n</text:span></text:span><text:span text:style-name="T1">: Write your answer in a format such as "O(N</text:span><text:span text:style-name="T2">2</text:span><text:span text:style-name="T1">)" or "O(N log N)" (without the quotes).</text:span></text:p>
            <text:p text:style-name="P3"/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3">4.1</text:p>
          </table:table-cell>
          <table:table-cell table:style-name="Table1.A3" office:value-type="string">
            <text:p text:style-name="P4">int sum = 0;</text:p>
            <text:p text:style-name="P5">int j = 1;</text:p>
            <text:p text:style-name="P5">while (j &lt;= n) {</text:p>
            <text:p text:style-name="P6"><text:s text:c="4"/><text:span text:style-name="T1">sum++;</text:span></text:p>
            <text:p text:style-name="P6"><text:s text:c="4"/><text:span text:style-name="T1">j = j * 2;</text:span></text:p>
            <text:p text:style-name="P7">}</text:p>
            <text:p text:style-name="Table_20_Contents"/>
          </table:table-cell>
          <table:table-cell table:style-name="Table1.A2" office:value-type="string">
            <text:p text:style-name="P8">O (log n)</text:p>
          </table:table-cell>
        </table:table-row>
        <table:table-row>
          <table:table-cell table:style-name="Table1.A3" office:value-type="string">
            <text:p text:style-name="P3">4.2</text:p>
          </table:table-cell>
          <table:table-cell table:style-name="Table1.A3" office:value-type="string">
            <text:p text:style-name="P4">int sum = 0;</text:p>
            <text:p text:style-name="P5">for (int j = 1; j &lt; n; j++) {</text:p>
            <text:p text:style-name="P6"><text:s text:c="4"/><text:span text:style-name="T1">sum++;</text:span></text:p>
            <text:p text:style-name="P6"><text:s text:c="4"/><text:span text:style-name="T1">if (j % 2 == 0) {</text:span></text:p>
            <text:p text:style-name="P6"><text:s text:c="8"/><text:span text:style-name="T1">sum++;</text:span></text:p>
            <text:p text:style-name="P6"><text:s text:c="4"/><text:span text:style-name="T1">}</text:span></text:p>
            <text:p text:style-name="P7">}</text:p>
            <text:p text:style-name="Table_20_Contents"/>
          </table:table-cell>
          <table:table-cell table:style-name="Table1.A2" office:value-type="string">
            <text:p text:style-name="P8">O(n)</text:p>
          </table:table-cell>
        </table:table-row>
        <table:table-row>
          <table:table-cell table:style-name="Table1.A3" office:value-type="string">
            <text:p text:style-name="P3">4.3</text:p>
          </table:table-cell>
          <table:table-cell table:style-name="Table1.A3" office:value-type="string">
            <text:p text:style-name="P4">int sum = 0;</text:p>
            <text:p text:style-name="P5">for (int i = 1; i &lt;= n * 2; i++) {</text:p>
            <text:p text:style-name="P6"><text:s text:c="4"/><text:span text:style-name="T1">for (int j = 1; j &lt;= n; j++) {</text:span></text:p>
            <text:p text:style-name="P6"><text:s text:c="8"/><text:span text:style-name="T1">sum++;</text:span></text:p>
            <text:p text:style-name="P6"><text:s text:c="4"/><text:span text:style-name="T1">}</text:span></text:p>
            <text:p text:style-name="P5">}</text:p>
            <text:p text:style-name="P5">for (int j = 1; j &lt; 100; j++) {</text:p>
            <text:p text:style-name="P6"><text:s text:c="4"/><text:span text:style-name="T1">sum++;</text:span></text:p>
            <text:p text:style-name="P6"><text:s text:c="4"/><text:span text:style-name="T1">sum++;</text:span></text:p>
            <text:p text:style-name="P7">}</text:p>
            <text:p text:style-name="P9"/>
            <text:p text:style-name="Table_20_Contents"/>
          </table:table-cell>
          <table:table-cell table:style-name="Table1.A2" office:value-type="string">
            <text:p text:style-name="P8">O(n<text:span text:style-name="T3">2</text:span><text:span text:style-name="T4">)</text:span></text:p>
          </table:table-cell>
        </table:table-row>
        <table:table-row>
          <table:table-cell table:style-name="Table1.A3" office:value-type="string">
            <text:p text:style-name="P3">4.4</text:p>
          </table:table-cell>
          <table:table-cell table:style-name="Table1.A3" office:value-type="string">
            <text:p text:style-name="P4">int sum = 0;</text:p>
            <text:p text:style-name="P5">for (int i = 1; i &lt;= n; <text:soft-page-break/>i++) {</text:p>
            <text:p text:style-name="P6"><text:s text:c="4"/><text:span text:style-name="T1">for (int j = 1; j &lt;= i; j += 2) {</text:span></text:p>
            <text:p text:style-name="P6"><text:s text:c="8"/><text:span text:style-name="T1">sum += 4;</text:span></text:p>
            <text:p text:style-name="P6"><text:s text:c="4"/><text:span text:style-name="T1">}</text:span></text:p>
            <text:p text:style-name="P5">}</text:p>
            <text:p text:style-name="P5">for (int k = -50; k &lt;= -1; k++) {</text:p>
            <text:p text:style-name="P6"><text:s text:c="4"/><text:span text:style-name="T1">sum--;</text:span></text:p>
            <text:p text:style-name="P7">}</text:p>
            <text:p text:style-name="Table_20_Contents"/>
          </table:table-cell>
          <table:table-cell table:style-name="Table1.A2" office:value-type="string">
            <text:p text:style-name="P8">O(n<text:span text:style-name="T3">2</text:span><text:span text:style-name="T4">)</text:span></text:p>
          </table:table-cell>
        </table:table-row>
        <table:table-row>
          <table:table-cell table:style-name="Table1.A3" office:value-type="string">
            <text:p text:style-name="P3">4.5</text:p>
          </table:table-cell>
          <table:table-cell table:style-name="Table1.A3" office:value-type="string">
            <text:p text:style-name="P4">int sum = 0;</text:p>
            <text:p text:style-name="P5">for (int i = 1; i &lt;= n; i++) {</text:p>
            <text:p text:style-name="P6"><text:s text:c="4"/><text:span text:style-name="T1">for (int j = 1; j &lt;= 1000000; j++) {</text:span></text:p>
            <text:p text:style-name="P6"><text:s text:c="8"/><text:span text:style-name="T1">sum += 10;</text:span></text:p>
            <text:p text:style-name="P6"><text:s text:c="4"/><text:span text:style-name="T1">}</text:span></text:p>
            <text:p text:style-name="P5">}</text:p>
            <text:p text:style-name="P7">sum += 9999;</text:p>
            <text:p text:style-name="Table_20_Contents"/>
          </table:table-cell>
          <table:table-cell table:style-name="Table1.A2" office:value-type="string">
            <text:p text:style-name="P8">O(n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, time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04T20:43:35.894198800</meta:creation-date>
    <dc:date>2026-04-06T15:17:15.669687900</dc:date>
    <meta:editing-duration>P1DT18H22M6S</meta:editing-duration>
    <meta:editing-cycles>1</meta:editing-cycles>
    <meta:document-statistic meta:table-count="1" meta:image-count="0" meta:object-count="0" meta:page-count="2" meta:paragraph-count="51" meta:word-count="207" meta:character-count="795" meta:non-whitespace-character-count="552"/>
    <meta:generator>LibreOffice/25.2.1.2$Windows_X86_64 LibreOffice_project/d3abf4aee5fd705e4a92bba33a32f40bc4e56f49</meta:generator>
  </office:meta>
</office:document-meta>
</file>